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8.52cm"/>
    </style:style>
    <style:style style:name="Table1.D" style:family="table-column">
      <style:table-column-properties style:column-width="2.514cm"/>
    </style:style>
    <style:style style:name="Table1.E" style:family="table-column">
      <style:table-column-properties style:column-width="2.8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1" style:family="table-row">
      <style:table-row-properties style:min-row-height="0.984cm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6fa11" officeooo:paragraph-rsid="0006fa1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6fa11" officeooo:paragraph-rsid="0006fa1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2pt" officeooo:paragraph-rsid="0008d99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ize="12pt" officeooo:paragraph-rsid="000ad942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officeooo:paragraph-rsid="0008b9e9"/>
    </style:style>
    <style:style style:name="P8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officeooo:rsid="0006fa11" officeooo:paragraph-rsid="0006fa11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officeooo:rsid="000b7960" officeooo:paragraph-rsid="000b7960" style:font-size-asian="16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font-size="16pt" officeooo:rsid="000c47f7" officeooo:paragraph-rsid="000c47f7" style:font-size-asian="16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fo:font-size="12pt" fo:font-weight="bold" officeooo:rsid="0006fa11" officeooo:paragraph-rsid="0006fa11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byssinica SI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byssinica SIL" fo:font-size="12pt" officeooo:paragraph-rsid="0008d99a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byssinica SIL" fo:font-size="12pt" officeooo:paragraph-rsid="000ad942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byssinica SIL" fo:font-size="12pt" officeooo:paragraph-rsid="0008b9e9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byssinica SIL" fo:font-size="12pt" officeooo:rsid="0006fa11" officeooo:paragraph-rsid="0006fa11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byssinica SIL" fo:font-size="12pt" officeooo:rsid="000ad942" officeooo:paragraph-rsid="000ad942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byssinica SIL" fo:font-size="12pt" fo:font-weight="bold" officeooo:rsid="0006fa11" officeooo:paragraph-rsid="0006fa11" style:font-size-asian="12pt" style:font-weight-asian="bold" style:font-size-complex="12pt" style:font-weight-complex="bold"/>
    </style:style>
    <style:style style:name="T1" style:family="text">
      <style:text-properties style:font-name="serif"/>
    </style:style>
    <style:style style:name="T2" style:family="text">
      <style:text-properties style:font-name="serif" fo:font-size="15pt"/>
    </style:style>
    <style:style style:name="T3" style:family="text">
      <style:text-properties style:font-name="serif" fo:font-size="12pt" style:font-size-asian="12pt" style:font-size-complex="12pt"/>
    </style:style>
    <style:style style:name="T4" style:family="text">
      <style:text-properties fo:font-size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sans-serif"/>
    </style:style>
    <style:style style:name="T7" style:family="text">
      <style:text-properties style:font-name="sans-serif" fo:font-size="13.5pt"/>
    </style:style>
    <style:style style:name="T8" style:family="text">
      <style:text-properties style:font-name="sans-serif" fo:font-size="17.25pt"/>
    </style:style>
    <style:style style:name="T9" style:family="text">
      <style:text-properties fo:font-size="13.5pt"/>
    </style:style>
    <style:style style:name="T10" style:family="text">
      <style:text-properties officeooo:rsid="000a3d20"/>
    </style:style>
    <style:style style:name="T11" style:family="text">
      <style:text-properties officeooo:rsid="000ad942"/>
    </style:style>
    <style:style style:name="T12" style:family="text">
      <style:text-properties style:font-name="Abyssinica SIL" fo:font-size="12pt" style:font-size-asian="12pt" style:font-size-complex="12pt"/>
    </style:style>
    <style:style style:name="T13" style:family="text">
      <style:text-properties officeooo:rsid="000b7960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chin University of Science and Technology</text:p>
      <text:p text:style-name="P1">Department of Computer Science</text:p>
      <text:p text:style-name="P1">Integrated M.Sc in Computer Science ( AI &amp; DS )</text:p>
      <text:p text:style-name="P2">21-805-0306:Lab 5-Algorithms Lab</text:p>
      <text:p text:style-name="P2">semester-3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2">Lab cycle 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Sl no <text:s text:c="2"/></text:p>
          </table:table-cell>
          <table:table-cell table:style-name="Table1.A2" office:value-type="string">
            <text:p text:style-name="P12">Question </text:p>
          </table:table-cell>
          <table:table-cell table:style-name="Table1.A2" office:value-type="string">
            <text:p text:style-name="P12">Hours </text:p>
          </table:table-cell>
          <table:table-cell table:style-name="Table1.A2" office:value-type="string">
            <text:p text:style-name="P12">Course outcome</text:p>
          </table:table-cell>
          <table:table-cell table:style-name="Table1.E2" office:value-type="string">
            <text:p text:style-name="P12">Cognitive level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7"><text:span text:style-name="T12">Sort a given set of elements using the Quicksort method </text:span></text:p>
            <text:p text:style-name="P16"><text:span text:style-name="T13">D</text:span>etermine the time required<text:line-break/>to sort the elements.</text:p>
            <text:p text:style-name="P16">Repeat the experiment for different values of n, the number of<text:line-break/>elements in the list to be sorted and plot a graph of the time taken versus n. The elements<text:line-break/>can be read from a file or can be generated using the random number generator.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4">Print all the nodes reachable from a given starting node in a digraph using BFS method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4">Check whether a given graph is connected or not using DFS method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4">From a given vertex in a weighted connected graph, find shortest paths to other vertices<text:line-break/>using Dijkstra's algorithm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5"><text:bookmark text:name="page11R_mcid18"/>Implement All-Pairs Shortest Paths Problem using Floyd's algorithm.</text:p>
            <text:p text:style-name="P14"/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E2" table:number-columns-spanned="5" office:value-type="string">
            <text:p text:style-name="P17">Lab cycle 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Sl no <text:s text:c="2"/></text:p>
          </table:table-cell>
          <table:table-cell table:style-name="Table1.A2" office:value-type="string">
            <text:p text:style-name="P19">Question </text:p>
          </table:table-cell>
          <table:table-cell table:style-name="Table1.A2" office:value-type="string">
            <text:p text:style-name="P12">Hours </text:p>
          </table:table-cell>
          <table:table-cell table:style-name="Table1.A2" office:value-type="string">
            <text:p text:style-name="P12">Course outcome</text:p>
          </table:table-cell>
          <table:table-cell table:style-name="Table1.E2" office:value-type="string">
            <text:p text:style-name="P12">Cognitive level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4"><text:bookmark text:name="page34R_mcid9"/><text:span text:style-name="T11">i</text:span>mplement Bellman Ford’s Algorithm.</text:p>
            <text:p text:style-name="P13"/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5">Compute the transitive closure of a given directed graph using Warshall's algorithm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5">Find Minimum Cost Spanning Tree of a <text:soft-page-break/>given undirected graph using Kruskal's<text:line-break/>algorithm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4">Find Minimum Cost Spanning Tree of a given undirected graph using Prim’s algorithm.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6">Obtain the Topological ordering of vertices in a given digraph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E2" table:number-columns-spanned="5" office:value-type="string">
            <text:p text:style-name="P9">Lab cycle 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Sl no <text:s text:c="2"/></text:p>
          </table:table-cell>
          <table:table-cell table:style-name="Table1.A2" office:value-type="string">
            <text:p text:style-name="P12">Question </text:p>
          </table:table-cell>
          <table:table-cell table:style-name="Table1.A2" office:value-type="string">
            <text:p text:style-name="P12">Hours </text:p>
          </table:table-cell>
          <table:table-cell table:style-name="Table1.A2" office:value-type="string">
            <text:p text:style-name="P12">Course outcome</text:p>
          </table:table-cell>
          <table:table-cell table:style-name="Table1.E2" office:value-type="string">
            <text:p text:style-name="P12">Cognitive level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8">Implement matrix chain multiplication using dynamic programming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5">Implement 0/1 Knapsack problem using Dynamic Programming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5"><text:span text:style-name="T10">I</text:span>mplement Huffman coding using Greedy algorithm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3">Implement N Queens problem using Backtracking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 table:style-name="Table1.21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21"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6">Implement any scheme to find the optimal solution for the Traveling<text:line-break/>Sales Person problem and then solve the same problem instance using<text:line-break/>any approximation algorithm and determine the error in the<text:bookmark text:name="page10R_mcid29"/><text:line-break/>approximation.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CO1,CO2</text:p>
          </table:table-cell>
          <table:table-cell table:style-name="Table1.E2" office:value-type="string">
            <text:p text:style-name="P11">L3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8T10:23:43.508709367</meta:creation-date>
    <dc:date>2022-10-18T11:42:32.428661593</dc:date>
    <meta:editing-duration>PT17M47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2" meta:paragraph-count="100" meta:word-count="344" meta:character-count="1954" meta:non-whitespace-character-count="1694"/>
  </office:meta>
</office:document-meta>
</file>